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5.0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84cm"/>
    </style:style>
    <style:style style:name="co6" style:family="table-column">
      <style:table-column-properties fo:break-before="auto" style:column-width="6.38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15.522cm"/>
    </style:style>
    <style:style style:name="co9" style:family="table-column">
      <style:table-column-properties fo:break-before="auto" style:column-width="9.894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17.046cm"/>
    </style:style>
    <style:style style:name="co12" style:family="table-column">
      <style:table-column-properties fo:break-before="auto" style:column-width="7.823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10.102cm"/>
    </style:style>
    <style:style style:name="co15" style:family="table-column">
      <style:table-column-properties fo:break-before="auto" style:column-width="0.907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10.1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66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658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ackground-color="#f4cccc" style:text-align-source="fix" style:repeat-content="false" fo:wrap-option="wrap" fo:border="0.99pt solid #cccccc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99pt solid #cccccc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padding="0.101cm" style:vertical-align="top"/>
    </style:style>
    <style:style style:name="ce22" style:family="table-cell" style:parent-style-name="Default">
      <style:table-cell-properties fo:background-color="#f4cccc" fo:wrap-option="wrap" fo:border="0.99pt solid #cccccc" fo:padding="0.101cm" style:vertical-align="top"/>
      <style:text-properties fo:color="#666666" style:text-outline="false" style:text-line-through-style="none" style:text-line-through-type="none" style:font-name="Montserrat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99pt solid #cccccc" fo:padding="0.101cm" style:vertical-align="top"/>
      <style:text-properties style:use-window-font-color="true" style:text-outline="false" style:text-line-through-style="none" style:text-line-through-type="none" style:font-name="Montserra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99pt solid #cccccc" fo:padding="0.101cm" style:vertical-align="top"/>
      <style:text-properties style:use-window-font-color="true" style:text-outline="false" style:text-line-through-style="none" style:text-line-through-type="none" style:font-name="Montserrat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4cccc" style:text-align-source="fix" style:repeat-content="false" fo:border="0.99pt solid #b7b7b7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99pt solid #b7b7b7" fo:padding="0.101cm" style:vertical-align="top"/>
      <style:paragraph-properties fo:text-align="center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101cm" style:vertical-align="top"/>
      <style:text-properties style:font-name="Montserrat1" fo:font-size="12pt" style:font-size-asian="12pt" style:font-size-complex="12pt"/>
    </style:style>
    <style:style style:name="ce4" style:family="table-cell" style:parent-style-name="Default">
      <style:table-cell-properties fo:background-color="#f4cccc" fo:border="0.99pt solid #b7b7b7" fo:padding="0.101cm" style:vertical-align="top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99pt solid #b7b7b7" fo:padding="0.101cm" style:vertical-align="top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99pt solid #b7b7b7" fo:padding="0.101cm" style:vertical-align="top"/>
      <style:paragraph-properties fo:text-align="center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4cccc" fo:wrap-option="wrap" fo:border="0.99pt solid #b7b7b7" fo:padding="0.101cm" style:vertical-align="top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b7b7b7" fo:padding="0.101cm" style:vertical-align="top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padding="0.101cm" style:vertical-align="top"/>
      <style:text-properties style:font-name="Montserrat1" fo:font-size="12pt" style:font-size-asian="12pt" style:font-size-complex="12pt"/>
    </style:style>
    <style:style style:name="ce10" style:family="table-cell" style:parent-style-name="Default">
      <style:table-cell-properties fo:background-color="#f4cccc" style:text-align-source="fix" style:repeat-content="false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b7b7b7" fo:padding="0.101cm"/>
      <style:paragraph-properties fo:text-align="center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padding="0.101cm"/>
      <style:text-properties style:font-name="Montserrat1" fo:font-size="12pt" style:font-size-asian="12pt" style:font-size-complex="12pt"/>
    </style:style>
    <style:style style:name="ce13" style:family="table-cell" style:parent-style-name="Default">
      <style:table-cell-properties fo:background-color="#f4cccc" fo:border="0.99pt solid #b7b7b7" fo:padding="0.101cm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b7b7b7" fo:padding="0.101cm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99pt solid #b7b7b7" fo:padding="0.101cm"/>
      <style:paragraph-properties fo:text-align="center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4cccc" fo:wrap-option="wrap" fo:border="0.99pt solid #b7b7b7" fo:padding="0.101cm"/>
      <style:text-properties fo:color="#666666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99pt solid #b7b7b7" fo:padding="0.101cm"/>
      <style:text-properties style:use-window-font-color="true" style:text-outline="false" style:text-line-through-style="none" style:text-line-through-type="none" style:font-name="Montserrat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ontserra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101cm"/>
      <style:text-properties style:font-name="Montserrat1" fo:font-size="12pt" style:font-size-asian="12pt" style:font-size-complex="12pt"/>
    </style:style>
  </office:automatic-styles>
  <office:body>
    <office:spreadsheet>
      <table:table table:name="Description des liens entre les infrastructures" table:style-name="ta1">
        <table:table-column table:style-name="co1" table:default-cell-style-name="ce24"/>
        <table:table-column table:style-name="co2" table:number-columns-repeated="3" table:default-cell-style-name="ce24"/>
        <table:table-column table:style-name="co3" table:default-cell-style-name="ce24"/>
        <table:table-column table:style-name="co4" table:number-columns-repeated="1019" table:default-cell-style-name="ce24"/>
        <table:table-row table:style-name="ro1"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Nom du lien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vers</text:p>
          </table:table-cell>
          <table:table-cell table:style-name="ce22" office:value-type="string" calcext:value-type="string">
            <text:p>Usage</text:p>
          </table:table-cell>
          <table:table-cell table:number-columns-repeated="1019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3" office:value-type="string" calcext:value-type="string">
            <text:p>RDV manuelle</text:p>
          </table:table-cell>
          <table:table-cell table:style-name="ce25" office:value-type="string" calcext:value-type="string">
            <text:p>Gestion des clients</text:p>
          </table:table-cell>
          <table:table-cell table:style-name="ce23" office:value-type="string" calcext:value-type="string">
            <text:p>Clients</text:p>
          </table:table-cell>
          <table:table-cell table:style-name="ce23" office:value-type="string" calcext:value-type="string">
            <text:p>Prise de RDV manuelle entre les clients par RDV Mail Téléphone (feuille de calcule)</text:p>
          </table:table-cell>
          <table:table-cell table:number-columns-repeated="1019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3" office:value-type="string" calcext:value-type="string">
            <text:p>RDV manuelle</text:p>
          </table:table-cell>
          <table:table-cell table:style-name="ce25" office:value-type="string" calcext:value-type="string">
            <text:p>Gestion des clients</text:p>
          </table:table-cell>
          <table:table-cell table:style-name="ce25" office:value-type="string" calcext:value-type="string">
            <text:p>Domaine de production</text:p>
          </table:table-cell>
          <table:table-cell table:style-name="ce23" office:value-type="string" calcext:value-type="string">
            <text:p>Prise de RDV manuelle entre les clients et inscription robuste dans la BD de Suivi de production de l’AS 400 du Domaine de production</text:p>
          </table:table-cell>
          <table:table-cell table:number-columns-repeated="1019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3" office:value-type="string" calcext:value-type="string">
            <text:p>demande</text:p>
          </table:table-cell>
          <table:table-cell table:style-name="ce25" office:value-type="string" calcext:value-type="string">
            <text:p>Gestion des clients</text:p>
          </table:table-cell>
          <table:table-cell table:style-name="ce23" office:value-type="string" calcext:value-type="string">
            <text:p>Employé</text:p>
          </table:table-cell>
          <table:table-cell table:style-name="ce23" office:value-type="string" calcext:value-type="string">
            <text:p>Visualisation des demandes clients faite par l’employé sur Open source App IHM du Serveur de facturation de la Gestion des clients</text:p>
          </table:table-cell>
          <table:table-cell table:number-columns-repeated="1019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3" office:value-type="string" calcext:value-type="string">
            <text:p>prix, pièces, temps passés</text:p>
          </table:table-cell>
          <table:table-cell table:style-name="ce25" office:value-type="string" calcext:value-type="string">
            <text:p>Domaine de production</text:p>
          </table:table-cell>
          <table:table-cell table:style-name="ce25" office:value-type="string" calcext:value-type="string">
            <text:p>Gestion des clients</text:p>
          </table:table-cell>
          <table:table-cell table:style-name="ce23" office:value-type="string" calcext:value-type="string">
            <text:p>Partage des données de prix, pièces et temps passé entre le domaine de production et la gestion des clients</text:p>
          </table:table-cell>
          <table:table-cell table:number-columns-repeated="1019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3" office:value-type="string" calcext:value-type="string">
            <text:p>facture</text:p>
          </table:table-cell>
          <table:table-cell table:style-name="ce25" office:value-type="string" calcext:value-type="string">
            <text:p>Gestion des clients</text:p>
          </table:table-cell>
          <table:table-cell table:style-name="ce23" office:value-type="string" calcext:value-type="string">
            <text:p>Clients</text:p>
          </table:table-cell>
          <table:table-cell table:style-name="ce23" office:value-type="string" calcext:value-type="string">
            <text:p>Transmission de facture entre le site web banque de la gestion des clients vers le </text:p>
            <text:p>Client</text:p>
          </table:table-cell>
          <table:table-cell table:number-columns-repeated="1019"/>
        </table:table-row>
        <table:table-row table:style-name="ro3">
          <table:table-cell table:style-name="ce27" office:value-type="float" office:value="6" calcext:value-type="float">
            <text:p>6</text:p>
          </table:table-cell>
          <table:table-cell table:style-name="ce23" office:value-type="string" calcext:value-type="string">
            <text:p>prix, nomenclature et disponibilité des pièces détachées</text:p>
          </table:table-cell>
          <table:table-cell table:style-name="ce25" office:value-type="string" calcext:value-type="string">
            <text:p>Gestion du stocks </text:p>
          </table:table-cell>
          <table:table-cell table:style-name="ce25" office:value-type="string" calcext:value-type="string">
            <text:p>Domaine de production</text:p>
          </table:table-cell>
          <table:table-cell table:style-name="ce23" office:value-type="string" calcext:value-type="string">
            <text:p>Partage des données de prix, nomenclature des pièces et disponibilité entre la gestion du stock et le domaine de production </text:p>
          </table:table-cell>
          <table:table-cell table:number-columns-repeated="1019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3" office:value-type="string" calcext:value-type="string">
            <text:p>entré/sortie manuelle des pièces détachées</text:p>
          </table:table-cell>
          <table:table-cell table:style-name="ce23" office:value-type="string" calcext:value-type="string">
            <text:p>Employé</text:p>
          </table:table-cell>
          <table:table-cell table:style-name="ce25" office:value-type="string" calcext:value-type="string">
            <text:p>Gestion du stock</text:p>
          </table:table-cell>
          <table:table-cell table:style-name="ce23" office:value-type="string" calcext:value-type="string">
            <text:p>Référencement manuel des entrés et sorties de pièces détachées fait par l’employé vers une feuille de calcule Excel de la Gestion des stocks</text:p>
          </table:table-cell>
          <table:table-cell table:number-columns-repeated="1019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3" office:value-type="string" calcext:value-type="string">
            <text:p>alerte macro</text:p>
          </table:table-cell>
          <table:table-cell table:style-name="ce25" office:value-type="string" calcext:value-type="string">
            <text:p>Gestion des stocks</text:p>
          </table:table-cell>
          <table:table-cell table:style-name="ce25" office:value-type="string" calcext:value-type="string">
            <text:p>Gestion des fournisseurs</text:p>
          </table:table-cell>
          <table:table-cell table:style-name="ce23" office:value-type="string" calcext:value-type="string">
            <text:p>Alerte macro émise par la feuille de calcul Excel du gestionnaire du stock vers un dossier de partage du gestionnaire des fournisseurs</text:p>
          </table:table-cell>
          <table:table-cell table:number-columns-repeated="1019"/>
        </table:table-row>
        <table:table-row table:style-name="ro3">
          <table:table-cell table:style-name="ce27" office:value-type="float" office:value="9" calcext:value-type="float">
            <text:p>9</text:p>
          </table:table-cell>
          <table:table-cell table:style-name="ce23" office:value-type="string" calcext:value-type="string">
            <text:p>documentation constructeur</text:p>
          </table:table-cell>
          <table:table-cell table:style-name="ce23" office:value-type="string" calcext:value-type="string">
            <text:p>FTP Constructeur</text:p>
          </table:table-cell>
          <table:table-cell table:style-name="ce25" office:value-type="string" calcext:value-type="string">
            <text:p>Domaine de production</text:p>
          </table:table-cell>
          <table:table-cell table:style-name="ce23" office:value-type="string" calcext:value-type="string">
            <text:p>Partage de la documentation constructeur des pièces à réparer récupérer depuis un FTP Constructeur vers le répertoire des données techniques du domaine de production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stion des clients existante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4" table:number-columns-repeated="1020" table:default-cell-style-name="ce3"/>
        <table:table-row table:style-name="ro5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om</text:p>
          </table:table-cell>
          <table:table-cell table:style-name="ce1" office:value-type="string" calcext:value-type="string">
            <text:p>Fonction</text:p>
          </table:table-cell>
          <table:table-cell table:style-name="ce7" office:value-type="string" calcext:value-type="string">
            <text:p>Usage</text:p>
          </table:table-cell>
          <table:table-cell table:number-columns-repeated="1020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dv Mail Téléphone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Feuille de calcul d’historisation des RDV clients</text:p>
          </table:table-cell>
          <table:table-cell table:number-columns-repeated="1020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ite de la banque</text:p>
          </table:table-cell>
          <table:table-cell table:style-name="ce6" office:value-type="string" calcext:value-type="string">
            <text:p>Application Web</text:p>
          </table:table-cell>
          <table:table-cell table:style-name="ce8" office:value-type="string" calcext:value-type="string">
            <text:p>Site permettant l'émission de factures</text:p>
          </table:table-cell>
          <table:table-cell table:number-columns-repeated="102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icrosoft access SGBD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Base de donnée client stocker sur Microsoft access SGB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D Client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Données clients</text:p>
          </table:table-cell>
          <table:table-cell table:number-columns-repeated="102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erveur facturation</text:p>
          </table:table-cell>
          <table:table-cell table:style-name="ce6" office:value-type="string" calcext:value-type="string">
            <text:p>Interface</text:p>
          </table:table-cell>
          <table:table-cell table:style-name="ce8" office:value-type="string" calcext:value-type="string">
            <text:p>Serveur contenant les éléments de gestion de la facturation</text:p>
          </table:table-cell>
          <table:table-cell table:number-columns-repeated="1020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pen source App IHM</text:p>
          </table:table-cell>
          <table:table-cell table:style-name="ce6" office:value-type="string" calcext:value-type="string">
            <text:p>IHM</text:p>
          </table:table-cell>
          <table:table-cell table:style-name="ce8" office:value-type="string" calcext:value-type="string">
            <text:p>Interface permettant la consultation des éléments contenu dans les demandes clients</text:p>
          </table:table-cell>
          <table:table-cell table:number-columns-repeated="1020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DBC</text:p>
          </table:table-cell>
          <table:table-cell table:style-name="ce6" office:value-type="string" calcext:value-type="string">
            <text:p>Middleware</text:p>
          </table:table-cell>
          <table:table-cell table:style-name="ce8" office:value-type="string" calcext:value-type="string">
            <text:p>Intergiciel permettant à l’IHM de facturation de manipuler plusieurs bases de données. ODBC peut prendre plusieurs types de gestionnaire de base de données.</text:p>
          </table:table-cell>
          <table:table-cell table:number-columns-repeated="10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GSQL SGDB RUN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Base de données de facturation en production (BBD maître)</text:p>
          </table:table-cell>
          <table:table-cell table:number-columns-repeated="10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PGSQL SGDB SAUVEGARDE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Base de données de sauvegarde (clone de PGSQL SGDB RUN)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maine de production existant" table:style-name="ta1"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4" table:number-columns-repeated="1020" table:default-cell-style-name="ce3"/>
        <table:table-row table:style-name="ro5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om</text:p>
          </table:table-cell>
          <table:table-cell table:style-name="ce1" office:value-type="string" calcext:value-type="string">
            <text:p>Fonction</text:p>
          </table:table-cell>
          <table:table-cell table:style-name="ce7" office:value-type="string" calcext:value-type="string">
            <text:p>Usage</text:p>
          </table:table-cell>
          <table:table-cell table:number-columns-repeated="1020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ystème de partage d'information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rtage de données de production</text:p>
          </table:table-cell>
          <table:table-cell table:number-columns-repeated="1020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mprimante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mprimer des documents relatif au action</text:p>
          </table:table-cell>
          <table:table-cell table:number-columns-repeated="102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S 400</text:p>
          </table:table-cell>
          <table:table-cell table:style-name="ce6" office:value-type="string" calcext:value-type="string">
            <text:p>Interface</text:p>
          </table:table-cell>
          <table:table-cell table:style-name="ce8" office:value-type="string" calcext:value-type="string">
            <text:p>Système destiné à l'informatique de gestion de la production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HM de l’AS 400</text:p>
          </table:table-cell>
          <table:table-cell table:style-name="ce6" office:value-type="string" calcext:value-type="string">
            <text:p>IHM</text:p>
          </table:table-cell>
          <table:table-cell table:style-name="ce8" office:value-type="string" calcext:value-type="string">
            <text:p>Interface permettant le suivi de production et la gestion d’outillage</text:p>
          </table:table-cell>
          <table:table-cell table:number-columns-repeated="1020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Middleware Date</text:p>
          </table:table-cell>
          <table:table-cell table:style-name="ce6" office:value-type="string" calcext:value-type="string">
            <text:p>Middleware</text:p>
          </table:table-cell>
          <table:table-cell table:style-name="ce8" office:value-type="string" calcext:value-type="string">
            <text:p>Intergiciel qui agit comme une passerelle entre IHM et le data store Microsoft Access SGBD</text:p>
          </table:table-cell>
          <table:table-cell table:number-columns-repeated="1020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icrosoft Access SGBD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Gestionnaire de données microsoft access contenant les données de suivi de production et d'outillage</text:p>
          </table:table-cell>
          <table:table-cell table:number-columns-repeated="102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D Suivi Prod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Données de production</text:p>
          </table:table-cell>
          <table:table-cell table:number-columns-repeated="10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D Outillage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Données d’outillage</text:p>
          </table:table-cell>
          <table:table-cell table:number-columns-repeated="10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epo des données techniques constructeurs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Répertoire de données contenant les fiches constructeurs des pièces à réparer</text:p>
          </table:table-cell>
          <table:table-cell table:number-columns-repeated="1020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stion des stocks existant" table:style-name="ta1">
        <table:table-column table:style-name="co4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8"/>
        <table:table-column table:style-name="co4" table:number-columns-repeated="1020" table:default-cell-style-name="ce12"/>
        <table:table-row table:style-name="ro5">
          <table:table-cell table:style-name="ce10" office:value-type="string" calcext:value-type="string">
            <text:p>ID</text:p>
          </table:table-cell>
          <table:table-cell table:style-name="ce13" office:value-type="string" calcext:value-type="string">
            <text:p>Nom</text:p>
          </table:table-cell>
          <table:table-cell table:style-name="ce10" office:value-type="string" calcext:value-type="string">
            <text:p>Fonction</text:p>
          </table:table-cell>
          <table:table-cell table:style-name="ce16" office:value-type="string" calcext:value-type="string">
            <text:p>Usage</text:p>
          </table:table-cell>
          <table:table-cell table:number-columns-repeated="1020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Système de partage d’informations</text:p>
          </table:table-cell>
          <table:table-cell table:style-name="ce15" office:value-type="string" calcext:value-type="string">
            <text:p>-</text:p>
          </table:table-cell>
          <table:table-cell table:style-name="ce17" office:value-type="string" calcext:value-type="string">
            <text:p>Partage de données de production</text:p>
          </table:table-cell>
          <table:table-cell table:number-columns-repeated="1020"/>
        </table:table-row>
        <table:table-row table:style-name="ro8"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Macro Excel</text:p>
          </table:table-cell>
          <table:table-cell table:style-name="ce15" office:value-type="string" calcext:value-type="string">
            <text:p>-</text:p>
          </table:table-cell>
          <table:table-cell table:style-name="ce17" office:value-type="string" calcext:value-type="string">
            <text:p>La macro alerte automatiquement le sous ensemble gestionnaire des fournisseurs en cas de manquement de pièces détachées dans le stock de l’entreprise Rep’Aero</text:p>
          </table:table-cell>
          <table:table-cell table:number-columns-repeated="1020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stion des fournisseurs existant" table:style-name="ta1">
        <table:table-column table:style-name="co15" table:default-cell-style-name="ce3"/>
        <table:table-column table:style-name="co12" table:default-cell-style-name="ce3"/>
        <table:table-column table:style-name="co16" table:default-cell-style-name="ce3"/>
        <table:table-column table:style-name="co17" table:default-cell-style-name="ce9"/>
        <table:table-column table:style-name="co4" table:number-columns-repeated="1020" table:default-cell-style-name="ce3"/>
        <table:table-row table:style-name="ro5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om</text:p>
          </table:table-cell>
          <table:table-cell table:style-name="ce1" office:value-type="string" calcext:value-type="string">
            <text:p>Fonction</text:p>
          </table:table-cell>
          <table:table-cell table:style-name="ce7" office:value-type="string" calcext:value-type="string">
            <text:p>Usage</text:p>
          </table:table-cell>
          <table:table-cell table:number-columns-repeated="1020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ite web banque</text:p>
          </table:table-cell>
          <table:table-cell table:style-name="ce6" office:value-type="string" calcext:value-type="string">
            <text:p>Application web</text:p>
          </table:table-cell>
          <table:table-cell table:style-name="ce8" office:value-type="string" calcext:value-type="string">
            <text:p>Suivie et paiement des fournisseurs</text:p>
          </table:table-cell>
          <table:table-cell table:number-columns-repeated="1020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ite web colissimo</text:p>
          </table:table-cell>
          <table:table-cell table:style-name="ce6" office:value-type="string" calcext:value-type="string">
            <text:p>Application web</text:p>
          </table:table-cell>
          <table:table-cell table:style-name="ce8" office:value-type="string" calcext:value-type="string">
            <text:p>Suivie des envoies des pièces détachées à l’attention de Rep’Aero pour la réparation</text:p>
          </table:table-cell>
          <table:table-cell table:number-columns-repeated="1020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racle SGBD</text:p>
          </table:table-cell>
          <table:table-cell table:style-name="ce6" office:value-type="string" calcext:value-type="string">
            <text:p>Data store</text:p>
          </table:table-cell>
          <table:table-cell table:style-name="ce8" office:value-type="string" calcext:value-type="string">
            <text:p>Gestionnaire de données Oracles contenant les bases de données des fournisseurs, des bons de commande et des suivis des paiements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D Fournisseur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Liste des fournisseurs</text:p>
          </table:table-cell>
          <table:table-cell table:number-columns-repeated="102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D Bon de commande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Liste des bon de commande</text:p>
          </table:table-cell>
          <table:table-cell table:number-columns-repeated="102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D Suivi des paiements</text:p>
          </table:table-cell>
          <table:table-cell table:style-name="ce6" office:value-type="string" calcext:value-type="string">
            <text:p>BDD</text:p>
          </table:table-cell>
          <table:table-cell table:style-name="ce8" office:value-type="string" calcext:value-type="string">
            <text:p>Liste historique de paiements</text:p>
          </table:table-cell>
          <table:table-cell table:number-columns-repeated="1020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tème de partage d'information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eçoit les informations des pièces détachés à commander</text:p>
          </table:table-cell>
          <table:table-cell table:number-columns-repeated="1020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21:04:11.7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21:05:13.320000000</dc:date>
    <dc:creator>Rudy Hoarau</dc:creator>
    <meta:editing-duration>PT1H37M1S</meta:editing-duration>
    <meta:editing-cycles>9</meta:editing-cycles>
    <meta:generator>LibreOffice/7.3.2.2$Windows_X86_64 LibreOffice_project/49f2b1bff42cfccbd8f788c8dc32c1c309559be0</meta:generator>
    <meta:document-statistic meta:table-count="5" meta:cell-count="174" meta:object-count="0"/>
  </office:meta>
</office:document-meta>
</file>